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4.7cm" fo:min-width="6.5cm"/>
    </style:style>
    <style:style style:name="gr2" style:family="graphic" style:parent-style-name="standard">
      <style:graphic-properties draw:fill="solid" draw:fill-color="#ffe994" draw:textarea-horizontal-align="justify" draw:textarea-vertical-align="middle" draw:auto-grow-height="false" fo:min-height="2.402cm" fo:min-width="2.152cm"/>
      <style:paragraph-properties style:writing-mode="lr-tb"/>
    </style:style>
    <style:style style:name="gr3" style:family="graphic" style:parent-style-name="objectwithoutfill" style:list-style-name="L1">
      <style:graphic-properties svg:stroke-width="0.564cm" svg:stroke-color="#e16173" draw:marker-start-width="1.041cm" draw:marker-end="Arrowheads_20_2" draw:marker-end-width="1.141cm" draw:fill="none" draw:textarea-vertical-align="middle" fo:padding-top="0.402cm" fo:padding-bottom="0.402cm" fo:padding-left="0.527cm" fo:padding-right="0.52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ffe994"/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text-position="33% 58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4.95cm" svg:x="-0.0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75cm" svg:height="3.75cm" svg:x="1cm" svg:y="0.5cm">
          <text:p text:style-name="P2">wall</text:p>
          <text:p text:style-name="P2">(W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5" draw:layer="layout" svg:x1="3.65cm" svg:y1="2.5cm" svg:x2="6.7cm" svg:y2="2.5cm">
          <text:p text:style-name="P4">fake (<text:span text:style-name="T1">φ</text:span>)</text:p>
        </draw:line>
        <draw:frame draw:style-name="gr4" draw:text-style-name="P6" draw:layer="layout" svg:width="2.415cm" svg:height="1.505cm" svg:x="4.694cm" svg:y="-0.05cm">
          <draw:text-box>
            <text:p text:style-name="P4"><text:span text:style-name="T2">not wall</text:span></text:p>
            <text:p text:style-name="P4"><text:span text:style-name="T2">(W</text:span><text:span text:style-name="T3">c</text:span><text:span text:style-name="T2">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7 20 13" svg:d="M0 20l10-13 10 13z"/>
    <draw:marker draw:name="Arrowheads_20_3" draw:display-name="Arrowheads 3" svg:viewBox="0 0 20 20" svg:d="M0 20l10-20 10 20z"/>
    <draw:marker draw:name="Arrowheads_20_4" draw:display-name="Arrowheads 4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.96cm" fo:page-height="4.9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2T11:24:56.803439459</meta:creation-date>
    <dc:date>2022-11-22T11:51:26.969742290</dc:date>
    <meta:editing-duration>PT26M29S</meta:editing-duration>
    <meta:editing-cycles>5</meta:editing-cycles>
    <meta:generator>LibreOffice/7.4.2.3$Linux_X86_64 LibreOffice_project/22949782292d40bc0751a2b0b2cf40927460a4f8</meta:generator>
    <meta:document-statistic meta:object-count="4"/>
  </office:meta>
</office:document-meta>
</file>